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1.27cm" style:auto-text-indent="false"/>
    </style:style>
    <style:style style:name="P4" style:family="paragraph" style:parent-style-name="Standard">
      <style:paragraph-properties fo:margin-left="2.54cm" fo:margin-right="0cm" fo:text-indent="1.27cm" style:auto-text-indent="false"/>
    </style:style>
    <style:style style:name="P5" style:family="paragraph" style:parent-style-name="Standard" style:master-page-name="Standard">
      <style:paragraph-properties fo:margin-left="1.27cm" fo:margin-right="0cm" fo:text-align="justify" style:justify-single-word="false" fo:text-indent="0cm" style:auto-text-indent="false" style:page-number="1"/>
      <style:text-properties style:font-name="Calibri" fo:font-weight="bold" style:font-name-asian="Calibri1" style:font-weight-asian="bold" style:font-name-complex="Calibri1"/>
    </style:style>
    <style:style style:name="P6" style:family="paragraph" style:parent-style-name="Standard">
      <style:paragraph-properties fo:margin-left="0cm" fo:margin-right="0cm" fo:text-indent="1.27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text:tab/>PSEUDOCODIGO</text:p>
      <text:p text:style-name="Standard"/>
      <text:p text:style-name="Standard"/>
      <text:p text:style-name="P1">function</text:p>
      <text:p text:style-name="P1"><text:tab/>var</text:p>
      <text:p text:style-name="P1"><text:tab/><text:tab/>INTEGER num1, num2;</text:p>
      <text:p text:style-name="P1"><text:tab/>endvar</text:p>
      <text:p text:style-name="P1"><text:tab/>num=validar();</text:p>
      <text:p text:style-name="P1"><text:tab/>num2=validar();</text:p>
      <text:p text:style-name="P1"><text:tab/>intercambiar(num1, num2);</text:p>
      <text:p text:style-name="P1"><text:tab/>WRITE num1, num2;</text:p>
      <text:p text:style-name="P1">endfuncion<text:tab/></text:p>
      <text:p text:style-name="P2"/>
      <text:p text:style-name="P1"/>
      <text:p text:style-name="P1">function intercambiar <text:s/>(num1, num2) //se pasa valor por referencia</text:p>
      <text:p text:style-name="P3">var</text:p>
      <text:p text:style-name="P1"><text:tab/><text:tab/>INTEGER aux;</text:p>
      <text:p text:style-name="P1"><text:tab/>endvar</text:p>
      <text:p text:style-name="P1"><text:tab/>aux=num1;</text:p>
      <text:p text:style-name="P1"><text:tab/>num1=num2;</text:p>
      <text:p text:style-name="P1"><text:tab/>num2=aux;</text:p>
      <text:p text:style-name="P1">endfunction</text:p>
      <text:p text:style-name="P1"/>
      <text:p text:style-name="P1"/>
      <text:p text:style-name="P1">function validar</text:p>
      <text:p text:style-name="P1"><text:tab/>var</text:p>
      <text:p text:style-name="P1"><text:tab/><text:tab/>INTEGER num;</text:p>
      <text:p text:style-name="P1"><text:tab/>endvar</text:p>
      <text:p text:style-name="P1"><text:tab/>do </text:p>
      <text:p text:style-name="P4">WRITE “introdueix un número”;</text:p>
      <text:p text:style-name="P1"><text:tab/><text:tab/>READ <text:s/>num;</text:p>
      <text:p text:style-name="P1"><text:tab/>while num&lt;1;</text:p>
      <text:p text:style-name="P1"><text:tab/>return num;</text:p>
      <text:p text:style-name="P1">endfunc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DIGO EN C</text:p>
      <text:p text:style-name="P1"/>
      <text:p text:style-name="P1">#include &lt;stdio.h&gt;</text:p>
      <text:p text:style-name="P1"/>
      <text:p text:style-name="P1">int validar(){</text:p>
      <text:p text:style-name="P1"><text:s text:c="4"/>int num;</text:p>
      <text:p text:style-name="P1"><text:s text:c="4"/>do{</text:p>
      <text:p text:style-name="P1"><text:s text:c="8"/>printf("introdueix un numero: ");</text:p>
      <text:p text:style-name="P1"><text:s text:c="8"/>scanf("%d",&amp;num);</text:p>
      <text:p text:style-name="P1"><text:s text:c="4"/>}while (num&lt;1);</text:p>
      <text:p text:style-name="P1"><text:s text:c="4"/>return num;</text:p>
      <text:p text:style-name="P1">}</text:p>
      <text:p text:style-name="P1"/>
      <text:p text:style-name="P1">void intercambiar(int *num1, int *num2){</text:p>
      <text:p text:style-name="P1"><text:s text:c="3"/>int aux;</text:p>
      <text:p text:style-name="P1"><text:s text:c="4"/>aux=*num1;</text:p>
      <text:p text:style-name="P1"><text:s text:c="4"/>*num1=*num2;</text:p>
      <text:p text:style-name="P1"><text:s text:c="4"/>*num2=aux;</text:p>
      <text:p text:style-name="P1">}</text:p>
      <text:p text:style-name="P1"/>
      <text:p text:style-name="P1"><text:s text:c="3"/></text:p>
      <text:p text:style-name="P1"/>
      <text:p text:style-name="P1">void main(){</text:p>
      <text:p text:style-name="P1"><text:s text:c="4"/>int num1, num2;</text:p>
      <text:p text:style-name="P1"><text:s text:c="4"/>num1=validar();</text:p>
      <text:p text:style-name="P1"><text:s text:c="4"/>num2=validar();</text:p>
      <text:p text:style-name="P1"><text:tab/>intercambiar(&amp;num1, &amp;num2);</text:p>
      <text:p text:style-name="P1"><text:tab/>printf("%d %d", num1,num2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6T12:54:53.987024974</dc:date>
    <meta:editing-duration>PT9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94" meta:character-count="781" meta:non-whitespace-character-count="646"/>
  </office:meta>
</office:document-meta>
</file>